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5-04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5-01-02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4-10-0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4-04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4-01-0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3-10-1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3-04-1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3-01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2-10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2-04-0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2-01-1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2-01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1-12-0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1-04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1-01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1-01-0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0-10-2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20-01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9-01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8-01-0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033101045102</text:p>
          </table:table-cell>
          <table:table-cell office:value-type="string" calcext:value-type="string">
            <text:p>23S 34W 32BCC 02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